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4.56mm"/>
    </style:style>
    <style:style style:name="co2" style:family="table-column">
      <style:table-column-properties fo:break-before="auto" style:column-width="151.08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390mm"/>
    </style:style>
    <style:style style:name="co5" style:family="table-column">
      <style:table-column-properties fo:break-before="auto" style:column-width="66.94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Schlecht" style:data-style-name="N0">
      <style:table-cell-properties fo:background-color="#ffc7ce"/>
      <style:text-properties fo:color="#9c0006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10" style:family="table-cell" style:parent-style-name="Schlecht" style:data-style-name="N0">
      <style:table-cell-properties fo:background-color="#ffc7ce" style:text-align-source="fix" style:repeat-content="false" style:vertical-align="automatic"/>
      <style:paragraph-properties fo:text-align="start" fo:margin-left="0mm"/>
      <style:text-properties fo:color="#9c0006"/>
    </style:style>
    <style:style style:name="ce4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11" style:family="table-cell" style:parent-style-name="Schlecht" style:data-style-name="N0">
      <style:table-cell-properties fo:background-color="#ffc7ce" style:vertical-align="automatic"/>
      <style:text-properties fo:color="#9c000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Preis inkl MwST.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Artikelnumm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Weather Balloon 1600</text:p>
          </table:table-cell>
          <table:table-cell office:value-type="string" calcext:value-type="string">
            <text:p>Ballon</text:p>
          </table:table-cell>
          <table:table-cell table:style-name="ce3" office:value-type="float" office:value="189" calcext:value-type="float">
            <text:p>189</text:p>
          </table:table-cell>
          <table:table-cell office:value-type="string" calcext:value-type="string">
            <text:p>https://www.stratoflights.com/en/shop/wetterballon/</text:p>
          </table:table-cell>
          <table:table-cell table:style-name="ce3" office:value-type="float" office:value="100150" calcext:value-type="float">
            <text:p>1001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chute 2500</text:p>
          </table:table-cell>
          <table:table-cell office:value-type="string" calcext:value-type="string">
            <text:p>Fallschirm</text:p>
          </table:table-cell>
          <table:table-cell table:style-name="ce3" office:value-type="float" office:value="49.95" calcext:value-type="float">
            <text:p>49,95</text:p>
          </table:table-cell>
          <table:table-cell office:value-type="string" calcext:value-type="string">
            <text:p>https://www.stratoflights.com/en/shop/fallschirm/</text:p>
          </table:table-cell>
          <table:table-cell table:style-name="ce3" office:value-type="float" office:value="100100" calcext:value-type="float">
            <text:p>100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Raspberry Pi Zero v1.3</text:p>
          </table:table-cell>
          <table:table-cell office:value-type="string" calcext:value-type="string">
            <text:p>NanoPi zero w</text:p>
          </table:table-cell>
          <table:table-cell table:style-name="ce3" office:value-type="float" office:value="10.95" calcext:value-type="float">
            <text:p>10,95</text:p>
          </table:table-cell>
          <table:table-cell table:style-name="ce4" office:value-type="string" calcext:value-type="string">
            <text:p><text:a xlink:href="https://www.sertronics-shop.de/Raspberry-PiCo/Raspberry-Pi-Zero/BoardsKits/Raspberry-Pi-Zero-W/" xlink:type="simple">https://www.sertronics-shop.de/Raspberry-PiCo/Raspberry-Pi-Zero/BoardsKits/Raspberry-Pi-Zero-W/</text:a></text:p>
          </table:table-cell>
          <table:table-cell office:value-type="string" calcext:value-type="string">
            <text:p>RPIZW-S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mera für Raspberry Pi Zero</text:p>
          </table:table-cell>
          <table:table-cell office:value-type="string" calcext:value-type="string">
            <text:p>PiCam</text:p>
          </table:table-cell>
          <table:table-cell table:style-name="ce3" office:value-type="float" office:value="19.9" calcext:value-type="float">
            <text:p>19,9</text:p>
          </table:table-cell>
          <table:table-cell office:value-type="string" calcext:value-type="string">
            <text:p><text:a xlink:href="https://www.sertronics-shop.de/Raspberry-PiCo/Raspberry-Pi-Zero/Erweiterungsboards-/-Displays-/-Kameras/Kamera-fuer-Raspberry-Pi-Zero/" xlink:type="simple">https://www.sertronics-shop.de/Raspberry-PiCo/Raspberry-Pi-Zero/Erweiterungsboards-/-Displays-/-Kameras/Kamera-fuer-Raspberry-Pi-Zero/</text:a></text:p>
          </table:table-cell>
          <table:table-cell office:value-type="string" calcext:value-type="string">
            <text:p>RPIZ-C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mera für Raspberry Pi Zero</text:p>
          </table:table-cell>
          <table:table-cell office:value-type="string" calcext:value-type="string">
            <text:p>PiCam</text:p>
          </table:table-cell>
          <table:table-cell table:style-name="ce3" office:value-type="float" office:value="19.9" calcext:value-type="float">
            <text:p>19,9</text:p>
          </table:table-cell>
          <table:table-cell office:value-type="string" calcext:value-type="string">
            <text:p>https://www.sertronics-shop.de/Raspberry-PiCo/Raspberry-Pi-Zero/Erweiterungsboards-/-Displays-/-Kameras/Kamera-fuer-Raspberry-Pi-Zero/</text:p>
          </table:table-cell>
          <table:table-cell office:value-type="string" calcext:value-type="string">
            <text:p>RPIZ-CA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bel</text:p>
          </table:table-cell>
          <table:table-cell table:style-name="ce3" office:value-type="float" office:value="2.9" calcext:value-type="float">
            <text:p>2,9</text:p>
          </table:table-cell>
          <table:table-cell office:value-type="string" calcext:value-type="string">
            <text:p>https://www.sertronics-shop.de/Raspberry-PiCo/Raspberry-Pi/KabelAdapter/GPIO-/-CSI-/-DSI-Kabel/40pin-Jumper-/-Dupont-Kabel-Male--Male-trennbar/</text:p>
          </table:table-cell>
          <table:table-cell office:value-type="string" calcext:value-type="string">
            <text:p>DUPONT-MM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Barometric Pressure Sensor – MPL3115A2 Breakout</text:p>
          </table:table-cell>
          <table:table-cell office:value-type="string" calcext:value-type="string">
            <text:p>Drucksensor mit Temperatursensor</text:p>
          </table:table-cell>
          <table:table-cell table:style-name="ce3" office:value-type="float" office:value="14.95" calcext:value-type="float">
            <text:p>14,95</text:p>
          </table:table-cell>
          <table:table-cell table:style-name="ce4" office:value-type="string" calcext:value-type="string">
            <text:p><text:a xlink:href="https://www.antratek.de/mpl3115a2-altitude-pressure-sensor-breakout" xlink:type="simple">https://www.antratek.de/mpl3115a2-altitude-pressure-sensor-breakout</text:a></text:p>
          </table:table-cell>
          <table:table-cell office:value-type="string" calcext:value-type="string">
            <text:p>SFE110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midity and Temperature Sensor Breakout - Si7021</text:p>
          </table:table-cell>
          <table:table-cell office:value-type="string" calcext:value-type="string">
            <text:p>Feuchtigkeitsmesser mit Temperatursensor</text:p>
          </table:table-cell>
          <table:table-cell table:style-name="ce3" office:value-type="float" office:value="8.41" calcext:value-type="float">
            <text:p>8,41</text:p>
          </table:table-cell>
          <table:table-cell table:style-name="ce4" office:value-type="string" calcext:value-type="string">
            <text:p><text:a xlink:href="https://www.antratek.de/humidity-and-temperature-sensor-breakout-si7021" xlink:type="simple">https://www.antratek.de/humidity-and-temperature-sensor-breakout-si7021</text:a></text:p>
          </table:table-cell>
          <table:table-cell office:value-type="string" calcext:value-type="string">
            <text:p>SFE137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U 9DoF - MPU-9250 Breakout</text:p>
          </table:table-cell>
          <table:table-cell office:value-type="string" calcext:value-type="string">
            <text:p>Beschleunigungsmesser, Drehratenmesser und Magnetometer</text:p>
          </table:table-cell>
          <table:table-cell table:style-name="ce3" office:value-type="float" office:value="18.09" calcext:value-type="float">
            <text:p>18,09</text:p>
          </table:table-cell>
          <table:table-cell table:style-name="ce4" office:value-type="string" calcext:value-type="string">
            <text:p><text:a xlink:href="https://www.antratek.de/9-degrees-of-freedom-mpu-9250-breakout" xlink:type="simple">https://www.antratek.de/9-degrees-of-freedom-mpu-9250-breakout</text:a></text:p>
          </table:table-cell>
          <table:table-cell office:value-type="string" calcext:value-type="string">
            <text:p>SFE137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V Sensor Breakout - ML8511</text:p>
          </table:table-cell>
          <table:table-cell office:value-type="string" calcext:value-type="string">
            <text:p>UV Sensor</text:p>
          </table:table-cell>
          <table:table-cell table:style-name="ce3" office:value-type="float" office:value="15.67" calcext:value-type="float">
            <text:p>15,67</text:p>
          </table:table-cell>
          <table:table-cell table:style-name="ce4" office:value-type="string" calcext:value-type="string">
            <text:p><text:a xlink:href="https://www.antratek.de/uv-sensor-breakout-ml8511" xlink:type="simple">https://www.antratek.de/uv-sensor-breakout-ml8511</text:a></text:p>
          </table:table-cell>
          <table:table-cell office:value-type="string" calcext:value-type="string">
            <text:p>SFE12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Sensor - Waterproof (DS18B20)</text:p>
          </table:table-cell>
          <table:table-cell office:value-type="string" calcext:value-type="string">
            <text:p>Haupt/Außen Temperatursensor</text:p>
          </table:table-cell>
          <table:table-cell table:style-name="ce3" office:value-type="float" office:value="12.04" calcext:value-type="float">
            <text:p>12,04</text:p>
          </table:table-cell>
          <table:table-cell table:style-name="ce4" office:value-type="string" calcext:value-type="string">
            <text:p><text:a xlink:href="https://www.antratek.de/temperature-sensor-waterproof-ds18b20" xlink:type="simple">https://www.antratek.de/temperature-sensor-waterproof-ds18b20</text:a></text:p>
          </table:table-cell>
          <table:table-cell office:value-type="string" calcext:value-type="string">
            <text:p>SFE1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S 1115 16 bit ADC</text:p>
          </table:table-cell>
          <table:table-cell office:value-type="string" calcext:value-type="string">
            <text:p>Analog-Digital Wandler für UV-Sensor</text:p>
          </table:table-cell>
          <table:table-cell table:style-name="ce5" office:value-type="float" office:value="18.09" calcext:value-type="float">
            <text:p>18,09</text:p>
          </table:table-cell>
          <table:table-cell office:value-type="string" calcext:value-type="string">
            <text:p>https://www.antratek.de/ads1115-16-bit-adc-4-channel-with-pga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NEO-6M GPS Modul Flight GY-GPS6MV2</text:p>
          </table:table-cell>
          <table:table-cell table:style-name="ce9" office:value-type="string" calcext:value-type="string">
            <text:p>GPS Empfänger</text:p>
          </table:table-cell>
          <table:table-cell table:style-name="ce10" office:value-type="float" office:value="7.99" calcext:value-type="float">
            <text:p>7,99</text:p>
          </table:table-cell>
          <table:table-cell table:style-name="ce11" office:value-type="string" calcext:value-type="string">
            <text:p><text:a xlink:href="https://www.amazon.de/MagiDeal-GY-NEO6MV2-NEO-6M-Control-Arduino/dp/B01KHA8784/ref=sr_1_fkmr0_1?s=industrial&amp;ie=UTF8&amp;qid=1507194077&amp;sr=1-1-fkmr0" xlink:type="simple">https://www.amazon.de/MagiDeal-GY-NEO6MV2-NEO-6M-Control-Arduino/dp/B01KHA8784/ref=sr_1_fkmr0_1?s=industrial&amp;ie=UTF8&amp;qid=1507194077&amp;sr=1-1-fkmr0</text:a></text:p>
          </table:table-cell>
          <table:table-cell table:style-name="ce10" office:value-type="string" calcext:value-type="string">
            <text:p>B01KHA8784</text:p>
          </table:table-cell>
          <table:table-cell table:style-name="ce9" table:number-columns-repeated="1019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Sum =</text:p>
          </table:table-cell>
          <table:table-cell table:style-name="ce3" table:formula="of:=[.C8]+[.C9]+[.C10]+[.C11]+[.C13]+[.C14]+[.C15]+[.C16]+[.C17]+[.C19]+[.C6]+[.C4]+[.C3]" office:value-type="float" office:value="369.75" calcext:value-type="float">
            <text:p>369,75</text:p>
          </table:table-cell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xcel_20_Built-in_20_Good" style:display-name="Excel Built-in 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Excel_20_Built-in_20_Heading_20_1" style:display-name="Excel Built-in 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Excel_20_Built-in_20_Heading_20_2" style:display-name="Excel Built-in 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Footnote_20_9" style:display-name="Footnote 9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_28_user_29__20_10" style:display-name="Heading (user) 10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Status_20_11" style:display-name="Status 11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Text_20_12" style:display-name="Text 12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Warning_20_13" style:display-name="Warning 13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9.05mm" fo:margin-bottom="2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initial-creator>kt</meta:initial-creator>
    <meta:creation-date>2015-06-05T18:17:20Z</meta:creation-date>
    <dc:date>2017-11-04T14:33:49.504688524</dc:date>
    <meta:editing-cycles>4</meta:editing-cycles>
    <meta:editing-duration>PT55M31S</meta:editing-duration>
    <meta:document-statistic meta:table-count="1" meta:cell-count="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